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00cc33" draw:textarea-horizontal-align="justify" draw:textarea-vertical-align="middle" draw:auto-grow-height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3cm" svg:stroke-color="#ff33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4cm" svg:height="0.254cm" svg:x="5.18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5.694cm" svg:y="11.2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4.487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087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595cm" svg:y="10.24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6.388cm" svg:y="11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8.296cm" svg:y="10.04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8.897cm" svg:y="9.5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4.961cm" svg:y="1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5.469cm" svg:y="11.13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4.262cm" svg:y="11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862cm" svg:y="10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7.37cm" svg:y="10.13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6.163cm" svg:y="10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8.071cm" svg:y="9.9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8.672cm" svg:y="9.4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9.597cm" svg:y="9.1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0.198cm" svg:y="8.64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9.172cm" svg:y="9.1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9.773cm" svg:y="8.64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4" draw:text-style-name="P4" draw:layer="layout" svg:x1="17.2cm" svg:y1="6.758cm" svg:x2="17.536cm" svg:y2="7.482cm">
          <text:p/>
        </draw:line>
        <draw:line draw:style-name="gr4" draw:text-style-name="P4" draw:layer="layout" svg:x1="17.2cm" svg:y1="6.758cm" svg:x2="17.536cm" svg:y2="7.482cm">
          <text:p/>
        </draw:line>
        <draw:line draw:style-name="gr4" draw:text-style-name="P4" draw:layer="layout" svg:x1="15.295cm" svg:y1="7.77cm" svg:x2="15.546cm" svg:y2="8.433cm">
          <text:p/>
        </draw:line>
        <draw:line draw:style-name="gr4" draw:text-style-name="P4" draw:layer="layout" svg:x1="16.011cm" svg:y1="7.46cm" svg:x2="16.311cm" svg:y2="7.943cm">
          <text:p/>
        </draw:line>
        <draw:line draw:style-name="gr4" draw:text-style-name="P4" draw:layer="layout" svg:x1="16.498cm" svg:y1="6.952cm" svg:x2="16.834cm" svg:y2="7.676cm">
          <text:p/>
        </draw:line>
        <draw:line draw:style-name="gr4" draw:text-style-name="P4" draw:layer="layout" svg:x1="17.868cm" svg:y1="6.446cm" svg:x2="18.353cm" svg:y2="7.17cm">
          <text:p/>
        </draw:line>
        <draw:line draw:style-name="gr4" draw:text-style-name="P4" draw:layer="layout" svg:x1="17.2cm" svg:y1="6.758cm" svg:x2="17.536cm" svg:y2="7.482cm">
          <text:p/>
        </draw:line>
        <draw:line draw:style-name="gr4" draw:text-style-name="P4" draw:layer="layout" svg:x1="18.392cm" svg:y1="5.948cm" svg:x2="19.122cm" svg:y2="6.889cm">
          <text:p/>
        </draw:line>
        <draw:line draw:style-name="gr4" draw:text-style-name="P4" draw:layer="layout" svg:x1="19.094cm" svg:y1="5.747cm" svg:x2="19.626cm" svg:y2="6.429cm">
          <text:p/>
        </draw:line>
        <draw:line draw:style-name="gr4" draw:text-style-name="P4" draw:layer="layout" svg:x1="19.668cm" svg:y1="5.237cm" svg:x2="20.128cm" svg:y2="5.674cm">
          <text:p/>
        </draw:line>
        <draw:line draw:style-name="gr4" draw:text-style-name="P4" draw:layer="layout" svg:x1="20.102cm" svg:y1="4.343cm" svg:x2="20.642cm" svg:y2="4.895cm">
          <text:p/>
        </draw:line>
        <draw:line draw:style-name="gr4" draw:text-style-name="P4" draw:layer="layout" svg:x1="20.382cm" svg:y1="3.858cm" svg:x2="21.403cm" svg:y2="4.377cm">
          <text:p/>
        </draw:line>
        <draw:custom-shape draw:style-name="gr1" draw:text-style-name="P1" draw:layer="layout" svg:width="0.254cm" svg:height="0.254cm" svg:x="15.867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6.375cm" svg:y="6.83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5.168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7.768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8.276cm" svg:y="5.83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7.069cm" svg:y="6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8.977cm" svg:y="5.63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9.578cm" svg:y="5.13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9.994cm" svg:y="4.23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20.248cm" svg:y="3.72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20.756cm" svg:y="3.21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21.01cm" svg:y="2.7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21.772cm" svg:y="2.45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6.184cm" svg:y="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706cm" svg:y="7.53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5.422cm" svg:y="8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8.216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8.978cm" svg:y="6.74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7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486cm" svg:y="6.26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9.994cm" svg:y="5.5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20.502cm" svg:y="4.74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21.264cm" svg:y="4.23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22.026cm" svg:y="3.98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22.534cm" svg:y="3.47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4.586cm" svg:y="8.72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526cm" svg:height="0.962cm" svg:x="17.243cm" svg:y="3.988cm">
          <draw:text-box>
            <text:p>it. 1</text:p>
          </draw:text-box>
        </draw:frame>
        <draw:line draw:style-name="gr4" draw:text-style-name="P4" draw:layer="layout" svg:x1="4.864cm" svg:y1="8.017cm" svg:x2="4.27cm" svg:y2="9.105cm">
          <text:p/>
        </draw:line>
        <draw:line draw:style-name="gr4" draw:text-style-name="P4" draw:layer="layout" svg:x1="5.58cm" svg:y1="7.707cm" svg:x2="5.09cm" svg:y2="8.687cm">
          <text:p/>
        </draw:line>
        <draw:line draw:style-name="gr4" draw:text-style-name="P4" draw:layer="layout" svg:x1="6.067cm" svg:y1="7.199cm" svg:x2="5.875cm" svg:y2="8.183cm">
          <text:p/>
        </draw:line>
        <draw:line draw:style-name="gr4" draw:text-style-name="P4" draw:layer="layout" svg:x1="7.477cm" svg:y1="6.681cm" svg:x2="7.088cm" svg:y2="7.702cm">
          <text:p/>
        </draw:line>
        <draw:line draw:style-name="gr4" draw:text-style-name="P4" draw:layer="layout" svg:x1="6.769cm" svg:y1="7.005cm" svg:x2="6.391cm" svg:y2="7.939cm">
          <text:p/>
        </draw:line>
        <draw:line draw:style-name="gr4" draw:text-style-name="P4" draw:layer="layout" svg:x1="7.961cm" svg:y1="6.195cm" svg:x2="7.901cm" svg:y2="7.41cm">
          <text:p/>
        </draw:line>
        <draw:line draw:style-name="gr4" draw:text-style-name="P4" draw:layer="layout" svg:x1="8.663cm" svg:y1="5.994cm" svg:x2="8.673cm" svg:y2="7.159cm">
          <text:p/>
        </draw:line>
        <draw:line draw:style-name="gr4" draw:text-style-name="P4" draw:layer="layout" svg:x1="9.268cm" svg:y1="5.5cm" svg:x2="9.176cm" svg:y2="6.686cm">
          <text:p/>
        </draw:line>
        <draw:line draw:style-name="gr4" draw:text-style-name="P4" draw:layer="layout" svg:x1="9.671cm" svg:y1="4.59cm" svg:x2="9.687cm" svg:y2="5.911cm">
          <text:p/>
        </draw:line>
        <draw:line draw:style-name="gr4" draw:text-style-name="P4" draw:layer="layout" svg:x1="9.951cm" svg:y1="4.105cm" svg:x2="10.203cm" svg:y2="5.157cm">
          <text:p/>
        </draw:line>
        <draw:custom-shape draw:style-name="gr1" draw:text-style-name="P1" draw:layer="layout" svg:width="0.254cm" svg:height="0.254cm" svg:x="5.436cm" svg:y="7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5.944cm" svg:y="7.07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4.737cm" svg:y="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337cm" svg:y="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845cm" svg:y="6.07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6.638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8.546cm" svg:y="5.8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9.147cm" svg:y="5.38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9.563cm" svg:y="4.48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9.817cm" svg:y="3.97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0.325cm" svg:y="3.46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0.579cm" svg:y="2.95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1.341cm" svg:y="2.7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5.753cm" svg:y="8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275cm" svg:y="7.78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4.991cm" svg:y="8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785cm" svg:y="7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8.547cm" svg:y="6.99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6.969cm" svg:y="7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055cm" svg:y="6.51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9.563cm" svg:y="5.75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0.071cm" svg:y="4.9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0.833cm" svg:y="4.48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1.595cm" svg:y="4.22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2.103cm" svg:y="3.7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4.155cm" svg:y="8.96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526cm" svg:height="0.962cm" svg:x="6.812cm" svg:y="4.235cm">
          <draw:text-box>
            <text:p>it. 0</text:p>
          </draw:text-box>
        </draw:frame>
        <draw:line draw:style-name="gr4" draw:text-style-name="P4" draw:layer="layout" svg:x1="3.324cm" svg:y1="16.525cm" svg:x2="4.362cm" svg:y2="16.666cm">
          <text:p/>
        </draw:line>
        <draw:line draw:style-name="gr4" draw:text-style-name="P4" draw:layer="layout" svg:x1="4.04cm" svg:y1="16.215cm" svg:x2="4.901cm" svg:y2="16.426cm">
          <text:p/>
        </draw:line>
        <draw:line draw:style-name="gr4" draw:text-style-name="P4" draw:layer="layout" svg:x1="4.527cm" svg:y1="15.707cm" svg:x2="5.57cm" svg:y2="16.19cm">
          <text:p/>
        </draw:line>
        <draw:line draw:style-name="gr4" draw:text-style-name="P4" draw:layer="layout" svg:x1="5.897cm" svg:y1="15.201cm" svg:x2="7.172cm" svg:y2="15.646cm">
          <text:p/>
        </draw:line>
        <draw:line draw:style-name="gr4" draw:text-style-name="P4" draw:layer="layout" svg:x1="5.229cm" svg:y1="15.513cm" svg:x2="6.383cm" svg:y2="15.877cm">
          <text:p/>
        </draw:line>
        <draw:line draw:style-name="gr4" draw:text-style-name="P4" draw:layer="layout" svg:x1="6.421cm" svg:y1="14.703cm" svg:x2="7.657cm" svg:y2="15.151cm">
          <text:p/>
        </draw:line>
        <draw:line draw:style-name="gr4" draw:text-style-name="P4" draw:layer="layout" svg:x1="7.123cm" svg:y1="14.502cm" svg:x2="8.176cm" svg:y2="14.387cm">
          <text:p/>
        </draw:line>
        <draw:line draw:style-name="gr4" draw:text-style-name="P4" draw:layer="layout" svg:x1="7.697cm" svg:y1="13.992cm" svg:x2="8.66cm" svg:y2="13.616cm">
          <text:p/>
        </draw:line>
        <draw:line draw:style-name="gr4" draw:text-style-name="P4" draw:layer="layout" svg:x1="8.131cm" svg:y1="13.098cm" svg:x2="9.408cm" svg:y2="13.124cm">
          <text:p/>
        </draw:line>
        <draw:line draw:style-name="gr4" draw:text-style-name="P4" draw:layer="layout" svg:x1="8.411cm" svg:y1="12.613cm" svg:x2="10.195cm" svg:y2="12.867cm">
          <text:p/>
        </draw:line>
        <draw:custom-shape draw:style-name="gr1" draw:text-style-name="P1" draw:layer="layout" svg:width="0.254cm" svg:height="0.254cm" svg:x="3.896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404cm" svg:y="15.58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3.197cm" svg:y="16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5.797cm" svg:y="15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305cm" svg:y="14.58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5.098cm" svg:y="1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006cm" svg:y="14.38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7.607cm" svg:y="13.88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8.023cm" svg:y="12.9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8.277cm" svg:y="12.48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8.785cm" svg:y="11.97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9.039cm" svg:y="11.46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9.801cm" svg:y="11.2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4.213cm" svg:y="1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735cm" svg:y="16.29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3.451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245cm" svg:y="15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007cm" svg:y="15.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5.429cm" svg:y="16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515cm" svg:y="15.02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8.023cm" svg:y="14.2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8.531cm" svg:y="13.49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9.293cm" svg:y="12.9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0.055cm" svg:y="12.73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0.563cm" svg:y="12.22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2.615cm" svg:y="17.47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526cm" svg:height="0.962cm" svg:x="5.272cm" svg:y="12.743cm">
          <draw:text-box>
            <text:p>it. 2</text:p>
          </draw:text-box>
        </draw:frame>
        <draw:line draw:style-name="gr4" draw:text-style-name="P4" draw:layer="layout" svg:x1="13.482cm" svg:y1="16.82cm" svg:x2="15.024cm" svg:y2="16.726cm">
          <text:p/>
        </draw:line>
        <draw:line draw:style-name="gr4" draw:text-style-name="P4" draw:layer="layout" svg:x1="14.198cm" svg:y1="16.51cm" svg:x2="15.731cm" svg:y2="16.476cm">
          <text:p/>
        </draw:line>
        <draw:line draw:style-name="gr4" draw:text-style-name="P4" draw:layer="layout" svg:x1="14.685cm" svg:y1="16.002cm" svg:x2="16.558cm" svg:y2="16.187cm">
          <text:p/>
        </draw:line>
        <draw:line draw:style-name="gr4" draw:text-style-name="P4" draw:layer="layout" svg:x1="16.055cm" svg:y1="15.496cm" svg:x2="17.809cm" svg:y2="15.466cm">
          <text:p/>
        </draw:line>
        <draw:line draw:style-name="gr4" draw:text-style-name="P4" draw:layer="layout" svg:x1="15.387cm" svg:y1="15.808cm" svg:x2="17.328cm" svg:y2="15.923cm">
          <text:p/>
        </draw:line>
        <draw:line draw:style-name="gr4" draw:text-style-name="P4" draw:layer="layout" svg:x1="16.579cm" svg:y1="14.998cm" svg:x2="18.319cm" svg:y2="14.697cm">
          <text:p/>
        </draw:line>
        <draw:line draw:style-name="gr4" draw:text-style-name="P4" draw:layer="layout" svg:x1="17.281cm" svg:y1="14.797cm" svg:x2="18.829cm" svg:y2="13.931cm">
          <text:p/>
        </draw:line>
        <draw:line draw:style-name="gr4" draw:text-style-name="P4" draw:layer="layout" svg:x1="17.855cm" svg:y1="14.287cm" svg:x2="19.594cm" svg:y2="13.393cm">
          <text:p/>
        </draw:line>
        <draw:line draw:style-name="gr4" draw:text-style-name="P4" draw:layer="layout" svg:x1="18.289cm" svg:y1="13.393cm" svg:x2="20.354cm" svg:y2="13.166cm">
          <text:p/>
        </draw:line>
        <draw:line draw:style-name="gr4" draw:text-style-name="P4" draw:layer="layout" svg:x1="18.569cm" svg:y1="12.908cm" svg:x2="20.869cm" svg:y2="12.656cm">
          <text:p/>
        </draw:line>
        <draw:custom-shape draw:style-name="gr1" draw:text-style-name="P1" draw:layer="layout" svg:width="0.254cm" svg:height="0.254cm" svg:x="14.054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4.562cm" svg:y="15.88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3.355cm" svg:y="1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5.955cm" svg:y="15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6.463cm" svg:y="14.88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5.256cm" svg:y="1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7.164cm" svg:y="14.68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7.765cm" svg:y="14.18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8.181cm" svg:y="13.28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8.435cm" svg:y="12.77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8.943cm" svg:y="12.26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9.197cm" svg:y="11.76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9.959cm" svg:y="11.50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4.371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893cm" svg:y="16.58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3.609cm" svg:y="1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403cm" svg:y="16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7.165cm" svg:y="15.79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5.587cm" svg:y="1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7.673cm" svg:y="15.31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8.181cm" svg:y="14.55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8.689cm" svg:y="13.79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9.451cm" svg:y="13.28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20.213cm" svg:y="13.03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20.721cm" svg:y="12.52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2.773cm" svg:y="17.77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526cm" svg:height="0.962cm" svg:x="15.43cm" svg:y="13.038cm">
          <draw:text-box>
            <text:p>it. 3</text:p>
          </draw:text-box>
        </draw:frame>
        <draw:frame draw:style-name="gr5" draw:text-style-name="P5" draw:layer="layout" svg:width="14.523cm" svg:height="0.962cm" svg:x="12.748cm" svg:y="19.532cm">
          <draw:text-box>
            <text:p>Faire des flips et ainsi inverse le n des iterations ?</text:p>
          </draw:text-box>
        </draw:frame>
        <draw:line draw:style-name="gr4" draw:text-style-name="P4" draw:layer="layout" svg:x1="3.325cm" svg:y1="16.526cm" svg:x2="4.363cm" svg:y2="16.667cm">
          <text:p/>
        </draw:line>
        <draw:line draw:style-name="gr4" draw:text-style-name="P4" draw:layer="layout" svg:x1="4.041cm" svg:y1="16.216cm" svg:x2="4.902cm" svg:y2="16.427cm">
          <text:p/>
        </draw:line>
        <draw:line draw:style-name="gr4" draw:text-style-name="P4" draw:layer="layout" svg:x1="4.528cm" svg:y1="15.708cm" svg:x2="5.571cm" svg:y2="16.191cm">
          <text:p/>
        </draw:line>
        <draw:line draw:style-name="gr4" draw:text-style-name="P4" draw:layer="layout" svg:x1="5.898cm" svg:y1="15.202cm" svg:x2="7.173cm" svg:y2="15.647cm">
          <text:p/>
        </draw:line>
        <draw:line draw:style-name="gr4" draw:text-style-name="P4" draw:layer="layout" svg:x1="5.23cm" svg:y1="15.514cm" svg:x2="6.384cm" svg:y2="15.878cm">
          <text:p/>
        </draw:line>
        <draw:line draw:style-name="gr4" draw:text-style-name="P4" draw:layer="layout" svg:x1="6.422cm" svg:y1="14.704cm" svg:x2="7.658cm" svg:y2="15.152cm">
          <text:p/>
        </draw:line>
        <draw:line draw:style-name="gr4" draw:text-style-name="P4" draw:layer="layout" svg:x1="7.124cm" svg:y1="14.503cm" svg:x2="8.177cm" svg:y2="14.388cm">
          <text:p/>
        </draw:line>
        <draw:line draw:style-name="gr4" draw:text-style-name="P4" draw:layer="layout" svg:x1="7.698cm" svg:y1="13.993cm" svg:x2="8.661cm" svg:y2="13.617cm">
          <text:p/>
        </draw:line>
        <draw:line draw:style-name="gr4" draw:text-style-name="P4" draw:layer="layout" svg:x1="8.132cm" svg:y1="13.099cm" svg:x2="9.409cm" svg:y2="13.125cm">
          <text:p/>
        </draw:line>
        <draw:line draw:style-name="gr4" draw:text-style-name="P4" draw:layer="layout" svg:x1="8.412cm" svg:y1="12.614cm" svg:x2="10.196cm" svg:y2="12.868cm">
          <text:p/>
        </draw:line>
        <draw:custom-shape draw:style-name="gr1" draw:text-style-name="P1" draw:layer="layout" svg:width="0.254cm" svg:height="0.254cm" svg:x="3.897cm" svg:y="1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405cm" svg:y="15.58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3.198cm" svg:y="16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5.798cm" svg:y="15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306cm" svg:y="14.58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5.099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007cm" svg:y="14.38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7.608cm" svg:y="13.8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8.024cm" svg:y="12.99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8.278cm" svg:y="12.48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8.786cm" svg:y="11.97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9.04cm" svg:y="11.46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9.802cm" svg:y="11.21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4.214cm" svg:y="16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736cm" svg:y="16.29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3.452cm" svg:y="1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246cm" svg:y="1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008cm" svg:y="15.50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5.43cm" svg:y="1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516cm" svg:y="15.02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8.024cm" svg:y="14.26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8.532cm" svg:y="13.49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9.294cm" svg:y="12.99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0.056cm" svg:y="12.73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0.564cm" svg:y="12.22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2.616cm" svg:y="17.47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526cm" svg:height="0.962cm" svg:x="5.273cm" svg:y="12.744cm">
          <draw:text-box>
            <text:p>it. 2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4" draw:text-style-name="P4" draw:layer="layout" svg:x1="22.857cm" svg:y1="3.612cm" svg:x2="23.362cm" svg:y2="4.665cm">
          <text:p/>
        </draw:line>
        <draw:line draw:style-name="gr4" draw:text-style-name="P4" draw:layer="layout" svg:x1="17.972cm" svg:y1="7.738cm" svg:x2="17.482cm" svg:y2="8.718cm">
          <text:p/>
        </draw:line>
        <draw:line draw:style-name="gr4" draw:text-style-name="P4" draw:layer="layout" svg:x1="18.459cm" svg:y1="7.23cm" svg:x2="18.267cm" svg:y2="8.214cm">
          <text:p/>
        </draw:line>
        <draw:line draw:style-name="gr4" draw:text-style-name="P4" draw:layer="layout" svg:x1="19.869cm" svg:y1="6.712cm" svg:x2="19.48cm" svg:y2="7.733cm">
          <text:p/>
        </draw:line>
        <draw:line draw:style-name="gr4" draw:text-style-name="P4" draw:layer="layout" svg:x1="19.161cm" svg:y1="7.036cm" svg:x2="18.783cm" svg:y2="7.97cm">
          <text:p/>
        </draw:line>
        <draw:line draw:style-name="gr4" draw:text-style-name="P4" draw:layer="layout" svg:x1="20.353cm" svg:y1="6.226cm" svg:x2="20.293cm" svg:y2="7.441cm">
          <text:p/>
        </draw:line>
        <draw:line draw:style-name="gr4" draw:text-style-name="P4" draw:layer="layout" svg:x1="21.055cm" svg:y1="6.025cm" svg:x2="21.065cm" svg:y2="7.19cm">
          <text:p/>
        </draw:line>
        <draw:line draw:style-name="gr4" draw:text-style-name="P4" draw:layer="layout" svg:x1="21.66cm" svg:y1="5.531cm" svg:x2="21.568cm" svg:y2="6.717cm">
          <text:p/>
        </draw:line>
        <draw:line draw:style-name="gr4" draw:text-style-name="P4" draw:layer="layout" svg:x1="22.063cm" svg:y1="4.621cm" svg:x2="22.079cm" svg:y2="5.942cm">
          <text:p/>
        </draw:line>
        <draw:line draw:style-name="gr4" draw:text-style-name="P4" draw:layer="layout" svg:x1="22.343cm" svg:y1="4.136cm" svg:x2="22.595cm" svg:y2="5.188cm">
          <text:p/>
        </draw:line>
        <draw:custom-shape draw:style-name="gr1" draw:text-style-name="P1" draw:layer="layout" svg:width="0.254cm" svg:height="0.254cm" svg:x="17.828cm" svg:y="7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8.336cm" svg:y="7.10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7.129cm" svg:y="7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9.729cm" svg:y="6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0.237cm" svg:y="6.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9.03cm" svg:y="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0.938cm" svg:y="5.9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21.539cm" svg:y="5.4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21.955cm" svg:y="4.51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22.209cm" svg:y="4.0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22.717cm" svg:y="3.49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22.971cm" svg:y="2.98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23.733cm" svg:y="2.73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8.145cm" svg:y="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8.667cm" svg:y="7.81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7.383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0.177cm" svg:y="7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0.939cm" svg:y="7.02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9.361cm" svg:y="7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1.447cm" svg:y="6.54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21.955cm" svg:y="5.78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22.463cm" svg:y="5.02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23.225cm" svg:y="4.51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23.987cm" svg:y="4.25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24.495cm" svg:y="3.75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6.547cm" svg:y="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526cm" svg:height="0.962cm" svg:x="19.204cm" svg:y="4.266cm">
          <draw:text-box>
            <text:p>it. 5</text:p>
          </draw:text-box>
        </draw:frame>
        <draw:line draw:style-name="gr4" draw:text-style-name="P4" draw:layer="layout" svg:x1="10.952cm" svg:y1="3.507cm" svg:x2="10.679cm" svg:y2="5.065cm">
          <text:p/>
        </draw:line>
        <draw:line draw:style-name="gr4" draw:text-style-name="P4" draw:layer="layout" svg:x1="6.067cm" svg:y1="7.633cm" svg:x2="4.763cm" svg:y2="9.056cm">
          <text:p/>
        </draw:line>
        <draw:line draw:style-name="gr4" draw:text-style-name="P4" draw:layer="layout" svg:x1="6.554cm" svg:y1="7.125cm" svg:x2="5.58cm" svg:y2="8.635cm">
          <text:p/>
        </draw:line>
        <draw:line draw:style-name="gr4" draw:text-style-name="P4" draw:layer="layout" svg:x1="7.964cm" svg:y1="6.607cm" svg:x2="6.85cm" svg:y2="7.875cm">
          <text:p/>
        </draw:line>
        <draw:line draw:style-name="gr4" draw:text-style-name="P4" draw:layer="layout" svg:x1="7.256cm" svg:y1="6.931cm" svg:x2="6.335cm" svg:y2="8.121cm">
          <text:p/>
        </draw:line>
        <draw:line draw:style-name="gr4" draw:text-style-name="P4" draw:layer="layout" svg:x1="8.448cm" svg:y1="6.121cm" svg:x2="7.557cm" svg:y2="7.63cm">
          <text:p/>
        </draw:line>
        <draw:line draw:style-name="gr4" draw:text-style-name="P4" draw:layer="layout" svg:x1="9.15cm" svg:y1="5.92cm" svg:x2="8.38cm" svg:y2="7.332cm">
          <text:p/>
        </draw:line>
        <draw:line draw:style-name="gr4" draw:text-style-name="P4" draw:layer="layout" svg:x1="9.755cm" svg:y1="5.426cm" svg:x2="9.121cm" svg:y2="7.086cm">
          <text:p/>
        </draw:line>
        <draw:line draw:style-name="gr4" draw:text-style-name="P4" draw:layer="layout" svg:x1="10.158cm" svg:y1="4.516cm" svg:x2="9.664cm" svg:y2="6.581cm">
          <text:p/>
        </draw:line>
        <draw:line draw:style-name="gr4" draw:text-style-name="P4" draw:layer="layout" svg:x1="10.438cm" svg:y1="4.031cm" svg:x2="10.158cm" svg:y2="5.849cm">
          <text:p/>
        </draw:line>
        <draw:custom-shape draw:style-name="gr1" draw:text-style-name="P1" draw:layer="layout" svg:width="0.254cm" svg:height="0.254cm" svg:x="5.923cm" svg:y="7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431cm" svg:y="7.0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5.224cm" svg:y="7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824cm" svg:y="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8.332cm" svg:y="6.0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7.125cm" svg:y="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033cm" svg:y="5.8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9.634cm" svg:y="5.30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0.05cm" svg:y="4.40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0.304cm" svg:y="3.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0.812cm" svg:y="3.39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1.066cm" svg:y="2.88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11.828cm" svg:y="2.6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6.24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762cm" svg:y="7.7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5.47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8.272cm" svg:y="7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034cm" svg:y="6.91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7.456cm" svg:y="7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542cm" svg:y="6.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0.05cm" svg:y="5.67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0.558cm" svg:y="4.9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1.32cm" svg:y="4.40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2.082cm" svg:y="4.15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2.59cm" svg:y="3.64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4.642cm" svg:y="8.89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526cm" svg:height="0.962cm" svg:x="7.299cm" svg:y="4.161cm">
          <draw:text-box>
            <text:p>it. 4</text:p>
          </draw:text-box>
        </draw:frame>
        <draw:line draw:style-name="gr4" draw:text-style-name="P4" draw:layer="layout" svg:x1="8.857cm" svg:y1="12.388cm" svg:x2="10.139cm" svg:y2="13.166cm">
          <text:p/>
        </draw:line>
        <draw:line draw:style-name="gr4" draw:text-style-name="P4" draw:layer="layout" svg:x1="3.972cm" svg:y1="16.514cm" svg:x2="4.287cm" svg:y2="16.993cm">
          <text:p/>
        </draw:line>
        <draw:line draw:style-name="gr4" draw:text-style-name="P4" draw:layer="layout" svg:x1="4.459cm" svg:y1="16.006cm" svg:x2="4.789cm" svg:y2="16.723cm">
          <text:p/>
        </draw:line>
        <draw:line draw:style-name="gr4" draw:text-style-name="P4" draw:layer="layout" svg:x1="5.869cm" svg:y1="15.488cm" svg:x2="6.339cm" svg:y2="16.226cm">
          <text:p/>
        </draw:line>
        <draw:line draw:style-name="gr4" draw:text-style-name="P4" draw:layer="layout" svg:x1="5.161cm" svg:y1="15.812cm" svg:x2="5.497cm" svg:y2="16.517cm">
          <text:p/>
        </draw:line>
        <draw:line draw:style-name="gr4" draw:text-style-name="P4" draw:layer="layout" svg:x1="6.353cm" svg:y1="15.002cm" svg:x2="7.063cm" svg:y2="15.945cm">
          <text:p/>
        </draw:line>
        <draw:line draw:style-name="gr4" draw:text-style-name="P4" draw:layer="layout" svg:x1="7.055cm" svg:y1="14.801cm" svg:x2="7.592cm" svg:y2="15.459cm">
          <text:p/>
        </draw:line>
        <draw:line draw:style-name="gr4" draw:text-style-name="P4" draw:layer="layout" svg:x1="7.66cm" svg:y1="14.307cm" svg:x2="8.1cm" svg:y2="14.692cm">
          <text:p/>
        </draw:line>
        <draw:line draw:style-name="gr4" draw:text-style-name="P4" draw:layer="layout" svg:x1="8.063cm" svg:y1="13.397cm" svg:x2="8.586cm" svg:y2="13.932cm">
          <text:p/>
        </draw:line>
        <draw:line draw:style-name="gr4" draw:text-style-name="P4" draw:layer="layout" svg:x1="8.343cm" svg:y1="12.912cm" svg:x2="9.38cm" svg:y2="13.424cm">
          <text:p/>
        </draw:line>
        <draw:custom-shape draw:style-name="gr1" draw:text-style-name="P1" draw:layer="layout" svg:width="0.254cm" svg:height="0.254cm" svg:x="3.828cm" svg:y="16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336cm" svg:y="15.88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3.129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5.729cm" svg:y="15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237cm" svg:y="14.88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5.03cm" svg:y="15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938cm" svg:y="14.68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7.539cm" svg:y="14.18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7.955cm" svg:y="13.28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8.209cm" svg:y="12.78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8.717cm" svg:y="12.27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8.971cm" svg:y="11.76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254cm" svg:height="0.254cm" svg:x="9.733cm" svg:y="11.5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4.145cm" svg:y="16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667cm" svg:y="16.59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3.383cm" svg:y="1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177cm" svg:y="1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939cm" svg:y="15.79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5.361cm" svg:y="16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447cm" svg:y="15.32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7.955cm" svg:y="14.55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8.463cm" svg:y="13.79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9.225cm" svg:y="13.28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9.987cm" svg:y="13.03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10.495cm" svg:y="12.52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4cm" svg:height="0.254cm" svg:x="2.547cm" svg:y="17.77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526cm" svg:height="0.962cm" svg:x="5.204cm" svg:y="13.042cm">
          <draw:text-box>
            <text:p>it. 6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7T09:42:16.753236534</meta:creation-date>
    <dc:date>2019-06-07T10:43:50.471977174</dc:date>
    <meta:editing-duration>PT41M11S</meta:editing-duration>
    <meta:editing-cycles>7</meta:editing-cycles>
    <meta:generator>LibreOffice/5.2.7.2$Linux_X86_64 LibreOffice_project/20m0$Build-2</meta:generator>
    <meta:document-statistic meta:object-count="346"/>
  </office:meta>
</office:document-meta>
</file>